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20621" calcext:value-type="float">
            <text:p>0.04206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425031" calcext:value-type="float">
            <text:p>4.25E-0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697" calcext:value-type="float">
            <text:p>0.00053669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4266" calcext:value-type="float">
            <text:p>0.0025426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863674" calcext:value-type="float">
            <text:p>8.64E-0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63953" calcext:value-type="float">
            <text:p>0.0096395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534767" calcext:value-type="float">
            <text:p>5.35E-0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8843" calcext:value-type="float">
            <text:p>0.00089884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0912" calcext:value-type="float">
            <text:p>0.013091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91824" calcext:value-type="float">
            <text:p>0.0049182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52716" calcext:value-type="float">
            <text:p>0.045271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975839" calcext:value-type="float">
            <text:p>9.76E-0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91191" calcext:value-type="float">
            <text:p>9.12E-0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5246" calcext:value-type="float">
            <text:p>0.028524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0572" calcext:value-type="float">
            <text:p>0.0014057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79422" calcext:value-type="float">
            <text:p>0.007942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97115" calcext:value-type="float">
            <text:p>0.079711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650446" calcext:value-type="float">
            <text:p>0.0065044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24943" calcext:value-type="float">
            <text:p>0.0022494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65883" calcext:value-type="float">
            <text:p>1.66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86336" calcext:value-type="float">
            <text:p>1.86E-0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253298" calcext:value-type="float">
            <text:p>0.0025329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748638" calcext:value-type="float">
            <text:p>0.074863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8624" calcext:value-type="float">
            <text:p>0.0015862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6588" calcext:value-type="float">
            <text:p>0.010658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29722" calcext:value-type="float">
            <text:p>0.032972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94408" calcext:value-type="float">
            <text:p>0.0029440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32335" calcext:value-type="float">
            <text:p>0.00043233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467655" calcext:value-type="float">
            <text:p>4.68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694367" calcext:value-type="float">
            <text:p>6.94E-0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273801" calcext:value-type="float">
            <text:p>0.00027380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15163" calcext:value-type="float">
            <text:p>0.0051516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628574" calcext:value-type="float">
            <text:p>6.29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00584" calcext:value-type="float">
            <text:p>0.020058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541277" calcext:value-type="float">
            <text:p>5.41E-0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029" calcext:value-type="float">
            <text:p>0.02402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16829" calcext:value-type="float">
            <text:p>1.17E-0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64613" calcext:value-type="float">
            <text:p>4.65E-0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77763" calcext:value-type="float">
            <text:p>0.0002777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18044" calcext:value-type="float">
            <text:p>0.00021804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41262" calcext:value-type="float">
            <text:p>8.41E-0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5162" calcext:value-type="float">
            <text:p>0.002516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84001" calcext:value-type="float">
            <text:p>5.84E-0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7594" calcext:value-type="float">
            <text:p>1.18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00865" calcext:value-type="float">
            <text:p>0.0050086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456938" calcext:value-type="float">
            <text:p>0.0045693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08325" calcext:value-type="float">
            <text:p>0.002083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3337" calcext:value-type="float">
            <text:p>0.0018333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403568" calcext:value-type="float">
            <text:p>4.04E-0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00802112" calcext:value-type="float">
            <text:p>8.02E-1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174018" calcext:value-type="float">
            <text:p>1.74E-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9788" calcext:value-type="float">
            <text:p>0.025978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33203" calcext:value-type="float">
            <text:p>0.0053320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63441" calcext:value-type="float">
            <text:p>0.066344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977393" calcext:value-type="float">
            <text:p>0.00097739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271882" calcext:value-type="float">
            <text:p>0.00027188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04797" calcext:value-type="float">
            <text:p>0.10479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309" calcext:value-type="float">
            <text:p>0.02030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486389" calcext:value-type="float">
            <text:p>0.0048638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184232" calcext:value-type="float">
            <text:p>1.84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09135" calcext:value-type="float">
            <text:p>0.050913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728926" calcext:value-type="float">
            <text:p>0.0072892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50349" calcext:value-type="float">
            <text:p>0.007503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158705" calcext:value-type="float">
            <text:p>1.59E-0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268055" calcext:value-type="float">
            <text:p>0.0268055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0682" calcext:value-type="float">
            <text:p>0.00053068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43642" calcext:value-type="float">
            <text:p>0.001436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93394" calcext:value-type="float">
            <text:p>0.00029339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87269" calcext:value-type="float">
            <text:p>0.038726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551029" calcext:value-type="float">
            <text:p>5.51E-0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5304" calcext:value-type="float">
            <text:p>0.00032530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73665" calcext:value-type="float">
            <text:p>0.027366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944872" calcext:value-type="float">
            <text:p>9.45E-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12897" calcext:value-type="float">
            <text:p>0.011289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58161" calcext:value-type="float">
            <text:p>1.58E-0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89803" calcext:value-type="float">
            <text:p>0.078980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06509" calcext:value-type="float">
            <text:p>0.00206509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3559" calcext:value-type="float">
            <text:p>0.005035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5072" calcext:value-type="float">
            <text:p>0.001507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294929" calcext:value-type="float">
            <text:p>2.95E-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76964" calcext:value-type="float">
            <text:p>0.067696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149504" calcext:value-type="float">
            <text:p>1.50E-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33601" calcext:value-type="float">
            <text:p>0.0033360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7882" calcext:value-type="float">
            <text:p>0.00026788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873889" calcext:value-type="float">
            <text:p>0.0087388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30797" calcext:value-type="float">
            <text:p>0.063079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695179" calcext:value-type="float">
            <text:p>6.95E-0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07892" calcext:value-type="float">
            <text:p>0.020789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63035" calcext:value-type="float">
            <text:p>0.00066303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03833" calcext:value-type="float">
            <text:p>0.01038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121363" calcext:value-type="float">
            <text:p>1.21E-0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0253644" calcext:value-type="float">
            <text:p>2.54E-0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03165" calcext:value-type="float">
            <text:p>0.030316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737899" calcext:value-type="float">
            <text:p>7.38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444859" calcext:value-type="float">
            <text:p>4.45E-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44016" calcext:value-type="float">
            <text:p>0.024401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863079" calcext:value-type="float">
            <text:p>0.0086307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9087" calcext:value-type="float">
            <text:p>0.02908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4919" calcext:value-type="float">
            <text:p>0.00224919</text:p>
          </table:table-cell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119680113792242" calcext:value-type="float">
            <text:p>0.0119680113792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7:35:10.448998869</meta:creation-date>
    <dc:date>2023-02-13T08:25:54.466988150</dc:date>
    <meta:editing-duration>PT7M3S</meta:editing-duration>
    <meta:editing-cycles>1</meta:editing-cycles>
    <meta:document-statistic meta:table-count="1" meta:cell-count="204" meta:object-count="0"/>
    <meta:generator>LibreOffice/7.3.7.2$Linux_X86_64 LibreOffice_project/30$Build-2</meta:generator>
  </office:meta>
</office:document-meta>
</file>